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ene,</text:p>
      <text:p text:style-name="Normal">v den svatého Valentýna chci sdílet s Tebou, mého spolužáka a přítele, co mě s Tebou hluboce spojuje. Náš vzájemný ochránce, zvířecí Štír, nám dává sílu, aby naše cesty byly odvážné a naše srdce nebojácné. Sdílíme víc než jen lavici ve škole; sdílíme duši vášně a touhy po poznání. Naše znamení nám předurčuje, abychom společně procházeli výzvami s obrovskou odvahou a vzájemnou oporou.</text:p>
      <text:p text:style-name="Normal">Přeji Ti, aby náš společný strážný anděl Jeremiel osvětlil Tvou cestu snů a vizí, a nechť Tě vede k objevování nových obzorů lásky a přátelství. Ať je Tvé srdce vždy plné odhodlání a Tvá mysl jasná a připravená dosáhnout toho, po čem tak toužíš. Společná síla náš znamení budiž s Tebou každý den, nejen na Valentýna.</text:p>
      <text:p text:style-name="Normal">S úctou a přání všeho nejlepšího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